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4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26cm" svg:stroke-color="#a5a5a5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width="0.035cm" draw:stroke-linejoin="miter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dae3f3" draw:textarea-vertical-align="middle" draw:auto-grow-height="false" draw:fit-to-size="false" style:shrink-to-fit="false" fo:min-height="0.246cm" fo:min-width="2.72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dae3f3" draw:textarea-vertical-align="middle" draw:auto-grow-height="false" draw:fit-to-size="false" style:shrink-to-fit="false" fo:min-height="0.246cm" fo:min-width="2.66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20386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203864" draw:textarea-vertical-align="middle" draw:auto-grow-height="false" draw:fit-to-size="false" style:shrink-to-fit="false" fo:min-height="0.246cm" fo:min-width="2.739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203864" draw:textarea-vertical-align="middle" draw:auto-grow-height="false" draw:fit-to-size="false" style:shrink-to-fit="false" fo:min-height="0.237cm" fo:min-width="2.66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203864" draw:textarea-vertical-align="middle" draw:auto-grow-height="false" draw:fit-to-size="false" style:shrink-to-fit="false" fo:min-height="0.237cm" fo:min-width="2.73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hatch" draw:fill-color="#4472c4" draw:fill-hatch-name="Hatching_20_1" draw:fill-hatch-soli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hatch" draw:fill-color="#4472c4" draw:fill-hatch-name="Hatching_20_1" draw:fill-hatch-solid="true" draw:textarea-vertical-align="middle" draw:auto-grow-height="false" draw:fit-to-size="false" style:shrink-to-fit="false" fo:min-height="0.244cm" fo:min-width="0.06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solid" draw:fill-color="#4472c4" draw:textarea-vertical-align="middle" draw:auto-grow-height="false" draw:fit-to-size="false" style:shrink-to-fit="false" fo:min-height="0.246cm" fo:min-width="5.2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draw:fill="solid" draw:fill-color="#dee6ef" draw:textarea-vertical-align="middle" draw:auto-grow-height="false" draw:fit-to-size="false" style:shrink-to-fit="false" fo:min-height="0.246cm" fo:min-width="0.056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loext:graphic-properties draw:fill="solid" draw:fill-color="#ffff00"/>
      <style:paragraph-properties fo:text-align="start" style:font-independent-line-spacing="true"/>
      <style:text-properties fo:font-size="17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5" style:family="paragraph">
      <loext:graphic-properties draw:fill="solid" draw:fill-color="#4472c4"/>
      <style:paragraph-properties fo:text-align="start" style:font-independent-line-spacing="true"/>
      <style:text-properties fo:font-size="17pt"/>
    </style:style>
    <style:style style:name="P6" style:family="paragraph">
      <loext:graphic-properties draw:fill="solid" draw:fill-color="#dae3f3"/>
      <style:paragraph-properties fo:text-align="start" style:font-independent-line-spacing="true"/>
      <style:text-properties fo:font-size="17pt"/>
    </style:style>
    <style:style style:name="P7" style:family="paragraph">
      <loext:graphic-properties draw:fill="solid" draw:fill-color="#203864"/>
      <style:paragraph-properties fo:text-align="start" style:font-independent-line-spacing="true"/>
      <style:text-properties fo:font-size="17pt"/>
    </style:style>
    <style:style style:name="P8" style:family="paragraph">
      <loext:graphic-properties draw:fill="hatch" draw:fill-color="#4472c4" draw:fill-hatch-name="Hatching_20_1" draw:fill-hatch-solid="true"/>
      <style:paragraph-properties fo:text-align="start" style:font-independent-line-spacing="true"/>
      <style:text-properties fo:font-size="17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7pt"/>
    </style:style>
    <style:style style:name="P11" style:family="paragraph">
      <loext:graphic-properties draw:fill="solid" draw:fill-color="#dee6ef"/>
      <style:paragraph-properties fo:text-align="start" style:font-independent-line-spacing="true"/>
      <style:text-properties fo:font-size="17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7pt" fo:hyphenate="false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2f5597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f559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80" draw:style-name="gr1" draw:text-style-name="P1" draw:layer="layout" svg:width="0.835cm" svg:height="4.395cm" svg:x="7.009cm" svg:y="8.41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" draw:text-style-name="P1" draw:layer="layout" svg:width="0.835cm" svg:height="3.519cm" svg:x="7.788cm" svg:y="3.287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" draw:style-name="gr2" draw:text-style-name="P2" draw:layer="layout" svg:x1="0.609cm" svg:y1="2.127cm" svg:x2="0.609cm" svg:y2="13.447cm">
          <text:p/>
        </draw:line>
        <draw:line draw:name="Straight Connector 4" draw:style-name="gr3" draw:text-style-name="P2" draw:layer="layout" svg:x1="1.416cm" svg:y1="2.127cm" svg:x2="1.416cm" svg:y2="13.447cm">
          <text:p/>
        </draw:line>
        <draw:line draw:name="Straight Connector 5" draw:style-name="gr2" draw:text-style-name="P2" draw:layer="layout" svg:x1="2.223cm" svg:y1="2.127cm" svg:x2="2.223cm" svg:y2="13.447cm">
          <text:p/>
        </draw:line>
        <draw:line draw:name="Straight Connector 6" draw:style-name="gr3" draw:text-style-name="P2" draw:layer="layout" svg:x1="3.031cm" svg:y1="2.127cm" svg:x2="3.031cm" svg:y2="13.447cm">
          <text:p/>
        </draw:line>
        <draw:line draw:name="Straight Connector 7" draw:style-name="gr2" draw:text-style-name="P2" draw:layer="layout" svg:x1="3.838cm" svg:y1="2.127cm" svg:x2="3.838cm" svg:y2="13.447cm">
          <text:p/>
        </draw:line>
        <draw:line draw:name="Straight Connector 8" draw:style-name="gr3" draw:text-style-name="P2" draw:layer="layout" svg:x1="4.621cm" svg:y1="2.127cm" svg:x2="4.621cm" svg:y2="13.447cm">
          <text:p/>
        </draw:line>
        <draw:line draw:name="Straight Connector 9" draw:style-name="gr2" draw:text-style-name="P2" draw:layer="layout" svg:x1="5.451cm" svg:y1="2.127cm" svg:x2="5.451cm" svg:y2="13.447cm">
          <text:p/>
        </draw:line>
        <draw:line draw:name="Straight Connector 10" draw:style-name="gr3" draw:text-style-name="P2" draw:layer="layout" svg:x1="6.258cm" svg:y1="2.127cm" svg:x2="6.258cm" svg:y2="13.447cm">
          <text:p/>
        </draw:line>
        <draw:line draw:name="Straight Connector 11" draw:style-name="gr2" draw:text-style-name="P2" draw:layer="layout" svg:x1="7.009cm" svg:y1="2.127cm" svg:x2="7.009cm" svg:y2="13.447cm">
          <text:p/>
        </draw:line>
        <draw:line draw:name="Straight Connector 12" draw:style-name="gr3" draw:text-style-name="P2" draw:layer="layout" svg:x1="7.817cm" svg:y1="2.127cm" svg:x2="7.817cm" svg:y2="13.447cm">
          <text:p/>
        </draw:line>
        <draw:line draw:name="Straight Connector 13" draw:style-name="gr2" draw:text-style-name="P2" draw:layer="layout" svg:x1="8.624cm" svg:y1="2.127cm" svg:x2="8.624cm" svg:y2="13.447cm">
          <text:p/>
        </draw:line>
        <draw:line draw:name="Straight Connector 14" draw:style-name="gr3" draw:text-style-name="P2" draw:layer="layout" svg:x1="9.431cm" svg:y1="2.127cm" svg:x2="9.431cm" svg:y2="13.447cm">
          <text:p/>
        </draw:line>
        <draw:line draw:name="Straight Connector 15" draw:style-name="gr2" draw:text-style-name="P2" draw:layer="layout" svg:x1="10.239cm" svg:y1="2.127cm" svg:x2="10.239cm" svg:y2="13.447cm">
          <text:p/>
        </draw:line>
        <draw:custom-shape draw:name="TextBox 16" draw:style-name="gr4" draw:text-style-name="P4" draw:layer="layout" svg:width="2.264cm" svg:height="0.842cm" draw:transform="rotate (1.0471975511966) translate (-0.082cm 2.005cm)">
          <text:p text:style-name="P3"><text:span text:style-name="T1">Jan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4" draw:layer="layout" svg:width="2.14cm" svg:height="0.842cm" draw:transform="rotate (1.0471975511966) translate (0.755cm 1.939cm)">
          <text:p text:style-name="P3"><text:span text:style-name="T2">Jul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4" draw:layer="layout" svg:width="2.264cm" svg:height="0.842cm" draw:transform="rotate (1.0471975511966) translate (1.515cm 1.978cm)">
          <text:p text:style-name="P3"><text:span text:style-name="T1">Jan 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4" draw:layer="layout" svg:width="2.14cm" svg:height="0.842cm" draw:transform="rotate (1.0471975511966) translate (2.353cm 1.952cm)">
          <text:p text:style-name="P3"><text:span text:style-name="T2">Jul 202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" draw:text-style-name="P4" draw:layer="layout" svg:width="2.264cm" svg:height="0.842cm" draw:transform="rotate (1.0471975511966) translate (3.13cm 1.991cm)">
          <text:p text:style-name="P3"><text:span text:style-name="T1">Jan 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" draw:text-style-name="P4" draw:layer="layout" svg:width="2.14cm" svg:height="0.842cm" draw:transform="rotate (1.0471975511966) translate (3.951cm 1.925cm)">
          <text:p text:style-name="P3"><text:span text:style-name="T2">Jul 20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4" draw:layer="layout" svg:width="2.264cm" svg:height="0.842cm" draw:transform="rotate (1.0471975511966) translate (4.726cm 2.005cm)">
          <text:p text:style-name="P3"><text:span text:style-name="T1">Jan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" draw:text-style-name="P4" draw:layer="layout" svg:width="2.14cm" svg:height="0.842cm" draw:transform="rotate (1.0471975511966) translate (5.563cm 1.939cm)">
          <text:p text:style-name="P3"><text:span text:style-name="T2">Jul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" draw:text-style-name="P4" draw:layer="layout" svg:width="2.264cm" svg:height="0.842cm" draw:transform="rotate (1.0471975511966) translate (6.324cm 1.978cm)">
          <text:p text:style-name="P3"><text:span text:style-name="T1">Jan 20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" draw:text-style-name="P4" draw:layer="layout" svg:width="2.14cm" svg:height="0.842cm" draw:transform="rotate (1.0471975511966) translate (7.161cm 1.952cm)">
          <text:p text:style-name="P3"><text:span text:style-name="T2">Jul 202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" draw:text-style-name="P4" draw:layer="layout" svg:width="2.264cm" svg:height="0.842cm" draw:transform="rotate (1.0471975511966) translate (7.938cm 1.991cm)">
          <text:p text:style-name="P3"><text:span text:style-name="T1">Jan 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" draw:text-style-name="P4" draw:layer="layout" svg:width="2.14cm" svg:height="0.842cm" draw:transform="rotate (1.0471975511966) translate (8.759cm 1.925cm)">
          <text:p text:style-name="P3"><text:span text:style-name="T2">Jul 202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" draw:text-style-name="P4" draw:layer="layout" svg:width="2.264cm" svg:height="0.842cm" draw:transform="rotate (1.0471975511966) translate (9.532cm 2.005cm)">
          <text:p text:style-name="P3"><text:span text:style-name="T1">Jan 20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3" draw:text-style-name="P2" draw:layer="layout" svg:x1="11.046cm" svg:y1="2.127cm" svg:x2="11.046cm" svg:y2="13.447cm">
          <text:p/>
        </draw:line>
        <draw:line draw:name="Straight Connector 30" draw:style-name="gr2" draw:text-style-name="P2" draw:layer="layout" svg:x1="11.853cm" svg:y1="2.127cm" svg:x2="11.853cm" svg:y2="13.447cm">
          <text:p/>
        </draw:line>
        <draw:line draw:name="Straight Connector 31" draw:style-name="gr3" draw:text-style-name="P2" draw:layer="layout" svg:x1="12.66cm" svg:y1="2.127cm" svg:x2="12.66cm" svg:y2="13.447cm">
          <text:p/>
        </draw:line>
        <draw:line draw:name="Straight Connector 32" draw:style-name="gr2" draw:text-style-name="P2" draw:layer="layout" svg:x1="13.468cm" svg:y1="2.127cm" svg:x2="13.468cm" svg:y2="13.447cm">
          <text:p/>
        </draw:line>
        <draw:line draw:name="Straight Connector 33" draw:style-name="gr3" draw:text-style-name="P2" draw:layer="layout" svg:x1="14.251cm" svg:y1="2.127cm" svg:x2="14.251cm" svg:y2="13.447cm">
          <text:p/>
        </draw:line>
        <draw:line draw:name="Straight Connector 34" draw:style-name="gr2" draw:text-style-name="P2" draw:layer="layout" svg:x1="15.08cm" svg:y1="2.127cm" svg:x2="15.08cm" svg:y2="13.447cm">
          <text:p/>
        </draw:line>
        <draw:line draw:name="Straight Connector 35" draw:style-name="gr3" draw:text-style-name="P2" draw:layer="layout" svg:x1="15.888cm" svg:y1="2.127cm" svg:x2="15.888cm" svg:y2="13.447cm">
          <text:p/>
        </draw:line>
        <draw:custom-shape draw:name="TextBox 41" draw:style-name="gr4" draw:text-style-name="P4" draw:layer="layout" svg:width="2.14cm" svg:height="0.842cm" draw:transform="rotate (1.0471975511966) translate (10.37cm 1.939cm)">
          <text:p text:style-name="P3"><text:span text:style-name="T2">Jul 202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4" draw:text-style-name="P4" draw:layer="layout" svg:width="2.264cm" svg:height="0.842cm" draw:transform="rotate (1.0471975511966) translate (11.13cm 1.978cm)">
          <text:p text:style-name="P3"><text:span text:style-name="T1">Jan 20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4" draw:text-style-name="P4" draw:layer="layout" svg:width="2.14cm" svg:height="0.842cm" draw:transform="rotate (1.0471975511966) translate (11.968cm 1.952cm)">
          <text:p text:style-name="P3"><text:span text:style-name="T2">Jul 202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4" draw:text-style-name="P4" draw:layer="layout" svg:width="2.264cm" svg:height="0.842cm" draw:transform="rotate (1.0471975511966) translate (12.745cm 1.991cm)">
          <text:p text:style-name="P3"><text:span text:style-name="T1">Jan 2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" draw:text-style-name="P4" draw:layer="layout" svg:width="2.14cm" svg:height="0.842cm" draw:transform="rotate (1.0471975511966) translate (13.565cm 1.925cm)">
          <text:p text:style-name="P3"><text:span text:style-name="T2">Jul 202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4" draw:text-style-name="P4" draw:layer="layout" svg:width="2.264cm" svg:height="0.842cm" draw:transform="rotate (1.0471975511966) translate (14.34cm 2.005cm)">
          <text:p text:style-name="P3"><text:span text:style-name="T1">Jan 20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4" draw:text-style-name="P4" draw:layer="layout" svg:width="2.14cm" svg:height="0.842cm" draw:transform="rotate (1.0471975511966) translate (15.178cm 1.939cm)">
          <text:p text:style-name="P3"><text:span text:style-name="T2">Jul 203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5" draw:text-style-name="P5" draw:layer="layout" svg:width="8.014cm" svg:height="0.495cm" svg:x="0.609cm" svg:y="3.287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5" draw:text-style-name="P5" draw:layer="layout" svg:width="8.02cm" svg:height="0.495cm" svg:x="3.002cm" svg:y="4.26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5" draw:text-style-name="P5" draw:layer="layout" svg:width="8.014cm" svg:height="0.495cm" svg:x="5.441cm" svg:y="5.243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5" draw:text-style-name="P5" draw:layer="layout" svg:width="8.085cm" svg:height="0.48cm" svg:x="7.802cm" svg:y="6.32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5" draw:text-style-name="P5" draw:layer="layout" svg:width="8.041cm" svg:height="0.495cm" svg:x="0.605cm" svg:y="8.4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5" draw:text-style-name="P5" draw:layer="layout" svg:width="8.014cm" svg:height="0.495cm" svg:x="3.838cm" svg:y="9.46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5" draw:text-style-name="P5" draw:layer="layout" svg:width="8.072cm" svg:height="0.495cm" svg:x="7.008cm" svg:y="10.5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6" draw:text-style-name="P6" draw:layer="layout" svg:width="3.226cm" svg:height="0.495cm" svg:x="0.609cm" svg:y="9.46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7" draw:text-style-name="P6" draw:layer="layout" svg:width="3.168cm" svg:height="0.495cm" svg:x="3.838cm" svg:y="10.5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" draw:text-style-name="P7" draw:layer="layout" svg:width="2.41cm" svg:height="0.493cm" svg:x="0.609cm" svg:y="3.289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8" draw:text-style-name="P7" draw:layer="layout" svg:width="2.416cm" svg:height="0.495cm" svg:x="3.019cm" svg:y="4.269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8" draw:text-style-name="P7" draw:layer="layout" svg:width="2.375cm" svg:height="0.488cm" svg:x="5.445cm" svg:y="5.2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8" draw:text-style-name="P7" draw:layer="layout" svg:width="2.416cm" svg:height="0.476cm" svg:x="7.817cm" svg:y="6.329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9" draw:text-style-name="P7" draw:layer="layout" svg:width="3.238cm" svg:height="0.495cm" svg:x="0.6cm" svg:y="8.41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0" draw:text-style-name="P7" draw:layer="layout" svg:width="3.165cm" svg:height="0.486cm" svg:x="3.835cm" svg:y="9.466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1" draw:text-style-name="P7" draw:layer="layout" svg:width="3.233cm" svg:height="0.486cm" svg:x="7.006cm" svg:y="10.52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" draw:text-style-name="P8" draw:layer="layout" svg:width="0.565cm" svg:height="0.493cm" svg:x="3.018cm" svg:y="3.289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8" draw:layer="layout" svg:width="0.565cm" svg:height="0.493cm" svg:x="5.439cm" svg:y="4.266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2" draw:text-style-name="P8" draw:layer="layout" svg:width="0.565cm" svg:height="0.493cm" svg:x="7.808cm" svg:y="5.237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" draw:text-style-name="P8" draw:layer="layout" svg:width="0.565cm" svg:height="0.474cm" svg:x="10.233cm" svg:y="6.332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3" draw:text-style-name="P10" draw:layer="layout" svg:width="10.976cm" svg:height="0.843cm" svg:x="2.773cm" svg:y="2.424cm">
          <text:p text:style-name="P9"><text:span text:style-name="T2">Release overlap with the 18-month release cad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13" draw:text-style-name="P10" draw:layer="layout" svg:width="11.111cm" svg:height="0.843cm" svg:x="2.677cm" svg:y="7.526cm">
          <text:p text:style-name="P9"><text:span text:style-name="T2">Release overlap with the 24-month release cade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8" draw:text-style-name="P7" draw:layer="layout" svg:width="0.555cm" svg:height="0.495cm" svg:x="0.603cm" svg:y="15.277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5" draw:text-style-name="P5" draw:layer="layout" svg:width="0.553cm" svg:height="0.495cm" svg:x="0.594cm" svg:y="16.11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12" draw:text-style-name="P8" draw:layer="layout" svg:width="0.553cm" svg:height="0.493cm" svg:x="0.594cm" svg:y="16.95cm">
          <text:p text:style-name="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4" draw:text-style-name="P4" draw:layer="layout" svg:width="5.659cm" svg:height="0.843cm" svg:x="1.113cm" svg:y="15.089cm">
          <text:p text:style-name="P3"><text:span text:style-name="T2">Full bugfix support peri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8" draw:style-name="gr4" draw:text-style-name="P4" draw:layer="layout" svg:width="5.812cm" svg:height="0.843cm" svg:x="1.112cm" svg:y="15.939cm">
          <text:p text:style-name="P3"><text:span text:style-name="T2">Security fix support peri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4" draw:text-style-name="P4" draw:layer="layout" svg:width="10.892cm" svg:height="0.843cm" svg:x="1.126cm" svg:y="16.76cm">
          <text:p text:style-name="P3"><text:span text:style-name="T2">Extended bugfix support at the discretion of the 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4" draw:text-style-name="P8" draw:layer="layout" svg:width="0.565cm" svg:height="0.493cm" svg:x="3.838cm" svg:y="8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4" draw:text-style-name="P8" draw:layer="layout" svg:width="0.565cm" svg:height="0.493cm" svg:x="7.035cm" svg:y="9.46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4" draw:text-style-name="P8" draw:layer="layout" svg:width="0.565cm" svg:height="0.493cm" svg:x="10.239cm" svg:y="10.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5" draw:text-style-name="P5" draw:layer="layout" svg:width="5.709cm" svg:height="0.495cm" svg:x="10.179cm" svg:y="11.5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7" draw:text-style-name="P6" draw:layer="layout" svg:width="3.168cm" svg:height="0.495cm" svg:x="7.009cm" svg:y="11.5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1" draw:text-style-name="P7" draw:layer="layout" svg:width="3.233cm" svg:height="0.486cm" svg:x="10.177cm" svg:y="11.5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4" draw:text-style-name="P8" draw:layer="layout" svg:width="0.565cm" svg:height="0.493cm" svg:x="13.41cm" svg:y="11.5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16" draw:text-style-name="P11" draw:layer="layout" svg:width="0.555cm" svg:height="0.495cm" svg:x="0.603cm" svg:y="14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7" draw:style-name="gr17" draw:text-style-name="P12" draw:layer="layout" svg:width="6.9cm" svg:height="0.843cm" svg:x="1.093cm" svg:y="14.257cm">
          <text:p text:style-name="P3"><text:span text:style-name="T2">Pre-freeze rolling release peri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203864" draw:distance="0.1cm" draw:rotation="1350"/>
    <draw:marker draw:name="Arrow" svg:viewBox="0 0 20 30" svg:d="M10 0l-10 30h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.7999992370605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.7999992370605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.7999992370605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2.1000003814697pt" fo:letter-spacing="normal" fo:font-style="normal" style:text-underline-style="none" fo:font-weight="normal" style:font-size-asian="12.1000003814697pt" style:font-style-asian="normal" style:font-weight-asian="normal" style:font-size-complex="12.1000003814697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2.1000003814697pt" fo:letter-spacing="normal" fo:font-style="normal" style:text-underline-style="none" fo:font-weight="normal" style:font-size-asian="12.1000003814697pt" style:font-style-asian="normal" style:font-weight-asian="normal" style:font-size-complex="12.1000003814697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7pt" fo:letter-spacing="normal" fo:language="pl" fo:country="P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7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6.999cm" fo:page-height="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00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0.44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40.2000007629395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.2000007629395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.10000038146973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0.2000007629395pt" fo:letter-spacing="normal" fo:font-style="normal" style:text-underline-style="none" fo:font-weight="normal" style:font-size-asian="40.2000007629395pt" style:font-style-asian="normal" style:font-weight-asian="normal" style:font-size-complex="40.2000007629395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8.10000038146973pt" fo:letter-spacing="normal" fo:font-style="normal" style:text-underline-style="none" fo:font-weight="normal" style:font-size-asian="8.10000038146973pt" style:font-style-asian="normal" style:font-weight-asian="normal" style:font-size-complex="8.1000003814697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4.449cm" svg:height="6.266cm" svg:x="1.275cm" svg:y="2.946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3.824cm" svg:height="0.957cm" svg:x="1.169cm" svg:y="16.684cm" presentation:class="date-time" presentation:user-transformed="true">
        <draw:text-box>
          <text:p text:style-name="MP7"><text:span text:style-name="MT2"><text:date style:data-style-name="D1" text:date-value="2019-10-05">5/10/19</text:date></text:span></text:p>
        </draw:text-box>
      </draw:frame>
      <draw:frame draw:name="Footer Placeholder 4" presentation:style-name="Mpr2" draw:text-style-name="MP8" draw:layer="backgroundobjects" svg:width="5.736cm" svg:height="0.957cm" svg:x="5.631cm" svg:y="16.684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3.824cm" svg:height="0.957cm" svg:x="12.006cm" svg:y="16.68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Łukasz Langa</meta:initial-creator>
    <meta:editing-cycles>8</meta:editing-cycles>
    <meta:creation-date>2019-09-10T11:29:05</meta:creation-date>
    <dc:date>2019-10-05T15:23:42.884322959</dc:date>
    <meta:editing-duration>PT2H22M48S</meta:editing-duration>
    <meta:generator>LibreOffice/6.2.7.1$Linux_X86_64 LibreOffice_project/20$Build-1</meta:generator>
    <meta:document-statistic meta:object-count="101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Office Theme" xlink:href=""/>
  </office:meta>
</office:document-meta>
</file>